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.53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53.64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1" table:number-columns-repeated="18" table:default-cell-style-name="ce32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30" table:number-columns-repeated="987"/>
        </table:table-row>
        <table:table-row table:style-name="ro1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8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1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number-columns-repeated="98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34"/>
          <table:table-cell table:style-name="ce34" table:number-columns-repeated="18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 table:style-name="ce34" table:number-columns-repeated="18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 style:data-style-name="N2" text:time-value="17:02:04.618792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41S</meta:editing-duration>
    <meta:editing-cycles>17</meta:editing-cycles>
    <meta:generator>LibreOffice/6.0.7.3$Linux_X86_64 LibreOffice_project/00m0$Build-3</meta:generator>
    <dc:date>2020-03-19T18:27:23.187793184</dc:date>
    <meta:document-statistic meta:table-count="3" meta:cell-count="3048" meta:object-count="0"/>
    <meta:user-defined meta:name="Info 1"/>
    <meta:user-defined meta:name="Info 2"/>
    <meta:user-defined meta:name="Info 3"/>
    <meta:user-defined meta:name="Info 4"/>
  </office:meta>
</office:document-meta>
</file>